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2</text:p>
      <text:p text:style-name="P3"/>
      <text:p text:style-name="P4">Dátum stretnutia:<text:span text:style-name="T1"><text:tab/>18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21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-SRC 2008 a plán na letný semester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určenie a rozdelenie úloh ohľadom študentskej vedeckej konferencie IIT-SRC 2008</text:p>
          <text:list>
            <text:list-item>
              <text:p text:style-name="P21">vypracovanie a zaslanie abstraktu do 20. februára 2008</text:p>
            </text:list-item>
            <text:list-item>
              <text:p text:style-name="P21">vypracovanie a zaslanie príspevku do 27. februára 2008</text:p>
            </text:list-item>
            <text:list-item>
              <text:p text:style-name="P21">príspevok vložiť aj do dokumentácie tímového projektu</text:p>
            </text:list-item>
          </text:list>
        </text:list-item>
        <text:list-item>
          <text:p text:style-name="P21">diskusia ohľadom času stretnutí</text:p>
        </text:list-item>
        <text:list-item>
          <text:p text:style-name="P21">doc. Minárová informovala tím ohľadom prípravy anonymizovanej databázy AIS</text:p>
        </text:list-item>
        <text:list-item>
          <text:p text:style-name="P21">zhodnotenie súčasného stavu riešenia</text:p>
          <text:list>
            <text:list-item>
              <text:p text:style-name="P21">rozpracované moduly novinky, štatistiky a profil používateľa</text:p>
            </text:list-item>
            <text:list-item>
              <text:p text:style-name="P21">riešenie viacjazyčného prostredia – diskusia možností riešenia prekladov textov</text:p>
            </text:list-item>
          </text:list>
        </text:list-item>
        <text:list-item>
          <text:p text:style-name="P21">diskusia nových nápadov ohľadom projektu – OpenID, FOAF</text:p>
        </text:list-item>
        <text:list-item>
          <text:p text:style-name="P21">spísanie návrhu obsahu príspevku do IIT-SRC 2008</text:p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10.2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iť web</text:p>
          </table:table-cell>
          <table:table-cell table:style-name="Tabuľka1.A2" office:value-type="string">
            <text:p text:style-name="P12">10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1</text:p>
          </table:table-cell>
          <table:table-cell table:style-name="Tabuľka1.A2" office:value-type="string">
            <text:p text:style-name="P18">PC, JHE</text:p>
          </table:table-cell>
          <table:table-cell table:style-name="Tabuľka1.A2" office:value-type="string">
            <text:p text:style-name="P19">posudok prototypu tímu č. 12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1. 07</text:p>
          </table:table-cell>
          <table:table-cell table:style-name="Tabuľka1.A2" office:value-type="string">
            <text:p text:style-name="P18">19. 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2</text:p>
          </table:table-cell>
          <table:table-cell table:style-name="Tabuľka1.A2" office:value-type="string">
            <text:p text:style-name="P18">JHE</text:p>
          </table:table-cell>
          <table:table-cell table:style-name="Tabuľka1.A2" office:value-type="string">
            <text:p text:style-name="P19">poslať hodnotenie členov tímu doc. Minárovej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1. 07</text:p>
          </table:table-cell>
          <table:table-cell table:style-name="Tabuľka1.A2" office:value-type="string">
            <text:p text:style-name="P18">19. 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3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enie profilu absolventa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11. 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2.1</text:p>
          </table:table-cell>
          <table:table-cell table:style-name="Tabuľka2.A2" office:value-type="string">
            <text:p text:style-name="P16">JG, JHO</text:p>
          </table:table-cell>
          <table:table-cell table:style-name="Tabuľka2.A2" office:value-type="string">
            <text:p text:style-name="P15">vypracovanie abstraktu na IIT-SRC 2008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0. 2. 08</text:p>
          </table:table-cell>
        </table:table-row>
        <table:table-row>
          <table:table-cell table:style-name="Tabuľka2.A2" office:value-type="string">
            <text:p text:style-name="P16">12.2</text:p>
          </table:table-cell>
          <table:table-cell table:style-name="Tabuľka2.A2" office:value-type="string">
            <text:p text:style-name="P16">celý tím</text:p>
          </table:table-cell>
          <table:table-cell table:style-name="Tabuľka2.A2" office:value-type="string">
            <text:p text:style-name="P15">vypracovanie príspevku na IIT-SRC 2008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7. 2. 08</text:p>
          </table:table-cell>
        </table:table-row>
        <table:table-row>
          <table:table-cell table:style-name="Tabuľka2.A2" office:value-type="string">
            <text:p text:style-name="P16">12.3</text:p>
          </table:table-cell>
          <table:table-cell table:style-name="Tabuľka2.A2" office:value-type="string">
            <text:p text:style-name="P16">JG, JHE, JHO</text:p>
          </table:table-cell>
          <table:table-cell table:style-name="Tabuľka2.A2" office:value-type="string">
            <text:p text:style-name="P15">zapracovanie pripomienok z posudku do prototypu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3. 3. 08</text:p>
          </table:table-cell>
        </table:table-row>
        <table:table-row>
          <table:table-cell table:style-name="Tabuľka2.A2" office:value-type="string">
            <text:p text:style-name="P16">12.4</text:p>
          </table:table-cell>
          <table:table-cell table:style-name="Tabuľka2.A2" office:value-type="string">
            <text:p text:style-name="P16">PC</text:p>
          </table:table-cell>
          <table:table-cell table:style-name="Tabuľka2.A2" office:value-type="string">
            <text:p text:style-name="P15">vypracovanie plánu na letný semester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5. 2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Jozef Hergott</meta:initial-creator>
    <meta:creation-date>2008-02-21T16:12:59</meta:creation-date>
    <dc:date>2008-02-29T16:33:56</dc:date>
    <dc:language>sk-SK</dc:language>
    <meta:editing-cycles>9</meta:editing-cycles>
    <meta:editing-duration>PT2H0M3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9" meta:word-count="304" meta:character-count="1784"/>
  </office:meta>
</office:document-meta>
</file>